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1300000013D2005D5C5EDF415D.png" manifest:media-type="image/png"/>
  <manifest:file-entry manifest:full-path="Pictures/1000020000000001000000015F87F69F6B81DF4F.gif" manifest:media-type="image/gif"/>
  <manifest:file-entry manifest:full-path="Pictures/100001A5000001F7000001F7320E35826B990D15.svg" manifest:media-type="image/svg+xml"/>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2993in" table:align="left"/>
    </style:style>
    <style:style style:name="Table1.A" style:family="table-column">
      <style:table-column-properties style:column-width="0.2993in"/>
    </style:style>
    <style:style style:name="Table1.A1" style:family="table-cell">
      <style:table-cell-properties style:vertical-align="middle" fo:padding="0.0194in" fo:border="none"/>
    </style:style>
    <style:style style:name="P1" style:family="paragraph" style:parent-style-name="Standard">
      <style:text-properties officeooo:rsid="001a1fcf" officeooo:paragraph-rsid="001a1fcf"/>
    </style:style>
    <style:style style:name="P2" style:family="paragraph" style:parent-style-name="Standard">
      <style:text-properties officeooo:rsid="001ae804" officeooo:paragraph-rsid="001ae804"/>
    </style:style>
    <style:style style:name="P3" style:family="paragraph" style:parent-style-name="Standard">
      <style:text-properties officeooo:rsid="001bc52c" officeooo:paragraph-rsid="001bc52c"/>
    </style:style>
    <style:style style:name="P4" style:family="paragraph" style:parent-style-name="Standard">
      <style:text-properties officeooo:rsid="001bc52c" officeooo:paragraph-rsid="001e5533"/>
    </style:style>
    <style:style style:name="P5" style:family="paragraph" style:parent-style-name="Standard">
      <style:text-properties officeooo:rsid="001bc52c" officeooo:paragraph-rsid="001fd419"/>
    </style:style>
    <style:style style:name="P6" style:family="paragraph" style:parent-style-name="Standard">
      <style:text-properties officeooo:rsid="001bc52c" officeooo:paragraph-rsid="0021b3d4"/>
    </style:style>
    <style:style style:name="P7" style:family="paragraph" style:parent-style-name="Standard">
      <style:text-properties officeooo:rsid="001bc52c" officeooo:paragraph-rsid="002426da"/>
    </style:style>
    <style:style style:name="P8" style:family="paragraph" style:parent-style-name="Standard">
      <style:text-properties officeooo:paragraph-rsid="002253cc"/>
    </style:style>
    <style:style style:name="P9" style:family="paragraph" style:parent-style-name="Standard">
      <style:text-properties officeooo:rsid="002426da" officeooo:paragraph-rsid="0027030d"/>
    </style:style>
    <style:style style:name="P10" style:family="paragraph" style:parent-style-name="Standard">
      <style:text-properties officeooo:rsid="002426da" officeooo:paragraph-rsid="002a7197"/>
    </style:style>
    <style:style style:name="P11" style:family="paragraph" style:parent-style-name="Standard">
      <style:text-properties officeooo:rsid="001bc951" officeooo:paragraph-rsid="001fd419"/>
    </style:style>
    <style:style style:name="P12" style:family="paragraph" style:parent-style-name="Standard">
      <style:text-properties officeooo:rsid="0021b3d4" officeooo:paragraph-rsid="002426da"/>
    </style:style>
    <style:style style:name="P13" style:family="paragraph" style:parent-style-name="Standard">
      <style:text-properties officeooo:rsid="0027030d" officeooo:paragraph-rsid="002af5e6"/>
    </style:style>
    <style:style style:name="P14" style:family="paragraph" style:parent-style-name="Standard">
      <style:text-properties officeooo:rsid="002625f4" officeooo:paragraph-rsid="0027030d"/>
    </style:style>
    <style:style style:name="P15" style:family="paragraph" style:parent-style-name="Standard">
      <style:text-properties officeooo:paragraph-rsid="001ae804"/>
    </style:style>
    <style:style style:name="P16" style:family="paragraph" style:parent-style-name="Standard">
      <style:text-properties officeooo:rsid="003073f9" officeooo:paragraph-rsid="003073f9"/>
    </style:style>
    <style:style style:name="P17" style:family="paragraph" style:parent-style-name="Standard">
      <style:text-properties officeooo:rsid="00327bb4" officeooo:paragraph-rsid="00327bb4"/>
    </style:style>
    <style:style style:name="P18" style:family="paragraph" style:parent-style-name="Standard">
      <style:text-properties officeooo:paragraph-rsid="00327bb4"/>
    </style:style>
    <style:style style:name="P19" style:family="paragraph" style:parent-style-name="Text_20_body">
      <style:paragraph-properties fo:text-align="start" style:justify-single-word="false"/>
    </style:style>
    <style:style style:name="P20" style:family="paragraph" style:parent-style-name="Standard">
      <style:text-properties officeooo:rsid="002838f2" officeooo:paragraph-rsid="002af5e6"/>
    </style:style>
    <style:style style:name="P21" style:family="paragraph" style:parent-style-name="Standard">
      <style:text-properties officeooo:rsid="0033ca42" officeooo:paragraph-rsid="0033ca42"/>
    </style:style>
    <style:style style:name="P22" style:family="paragraph" style:parent-style-name="Standard">
      <style:text-properties officeooo:rsid="0033ca42" officeooo:paragraph-rsid="0036a4db"/>
    </style:style>
    <style:style style:name="P23" style:family="paragraph" style:parent-style-name="Standard">
      <style:text-properties officeooo:rsid="0033ca42" officeooo:paragraph-rsid="003795bf"/>
    </style:style>
    <style:style style:name="P24" style:family="paragraph" style:parent-style-name="Standard">
      <style:text-properties officeooo:rsid="0033ca42" officeooo:paragraph-rsid="0038b464"/>
    </style:style>
    <style:style style:name="P25" style:family="paragraph" style:parent-style-name="Standard">
      <style:text-properties officeooo:rsid="0033ca42" officeooo:paragraph-rsid="0038f704"/>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1fd419"/>
    </style:style>
    <style:style style:name="T4" style:family="text">
      <style:text-properties officeooo:rsid="0021b3d4"/>
    </style:style>
    <style:style style:name="T5" style:family="text">
      <style:text-properties fo:font-variant="normal" fo:text-transform="none" style:use-window-font-color="true" style:font-name="Liberation Serif" fo:font-size="12pt" fo:letter-spacing="normal" fo:font-style="normal" style:text-underline-style="none" fo:font-weight="normal" style:font-size-asian="12pt" style:font-size-complex="12pt"/>
    </style:style>
    <style:style style:name="T6" style:family="text">
      <style:text-properties fo:font-variant="normal" fo:text-transform="none" style:use-window-font-color="true" style:font-name="Liberation Serif" fo:font-size="12pt" fo:letter-spacing="normal" fo:font-style="normal" style:text-underline-style="none" fo:font-weight="normal" officeooo:rsid="002253cc" style:font-size-asian="12pt" style:font-size-complex="12pt"/>
    </style:style>
    <style:style style:name="T7"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8" style:family="text">
      <style:text-properties style:use-window-font-color="true" style:font-name="Liberation Serif" fo:font-size="12pt" style:text-underline-style="none" officeooo:rsid="001fd419" style:font-size-asian="12pt" style:font-size-complex="12pt"/>
    </style:style>
    <style:style style:name="T9" style:family="text">
      <style:text-properties style:use-window-font-color="true" style:font-name="Liberation Serif" fo:font-size="12pt" style:text-underline-style="none" officeooo:rsid="002253cc" style:font-size-asian="12pt" style:font-size-complex="12pt"/>
    </style:style>
    <style:style style:name="T10" style:family="text">
      <style:text-properties officeooo:rsid="002625f4"/>
    </style:style>
    <style:style style:name="T11" style:family="text">
      <style:text-properties fo:font-style="italic" officeooo:rsid="002625f4" style:font-style-asian="italic" style:font-style-complex="italic"/>
    </style:style>
    <style:style style:name="T12" style:family="text">
      <style:text-properties fo:font-style="italic" officeooo:rsid="002838f2" style:font-style-asian="italic" style:font-style-complex="italic"/>
    </style:style>
    <style:style style:name="T13" style:family="text">
      <style:text-properties officeooo:rsid="002838f2"/>
    </style:style>
    <style:style style:name="T14" style:family="text">
      <style:text-properties officeooo:rsid="002a7197"/>
    </style:style>
    <style:style style:name="T15" style:family="text">
      <style:text-properties officeooo:rsid="001ae804"/>
    </style:style>
    <style:style style:name="T16" style:family="text">
      <style:text-properties officeooo:rsid="003083e0"/>
    </style:style>
    <style:style style:name="T17" style:family="text">
      <style:text-properties officeooo:rsid="00327bb4"/>
    </style:style>
    <style:style style:name="T18" style:family="text">
      <style:text-properties officeooo:rsid="00354ee5"/>
    </style:style>
    <style:style style:name="T19" style:family="text">
      <style:text-properties officeooo:rsid="0036a4db"/>
    </style:style>
    <style:style style:name="T20" style:family="text">
      <style:text-properties officeooo:rsid="003795bf"/>
    </style:style>
    <style:style style:name="T21" style:family="text">
      <style:text-properties officeooo:rsid="0038b464"/>
    </style:style>
    <style:style style:name="T22" style:family="text">
      <style:text-properties officeooo:rsid="0038f70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is is a question in the area of <text:span text:style-name="Strong_20_Emphasis">information extraction</text:span>.</text:p>
      <text:p text:style-name="Text_20_body">You've been given the task of <text:span text:style-name="T2">3-letter acronym expansion</text:span> in a series of documents: expand 3-letter acronyms in the documents to their full form.  This task focuses on initialism (acronyms constructed  from the first letters of the expansion's constituent words), so you can disregard terms like <text:span text:style-name="Emphasis">Mrs</text:span> or <text:span text:style-name="Emphasis">PhD</text:span>.  The task is made more difficult by the fact that there are multiple expansions possible for some acronyms.  Some examples are shown below:</text:p>
      <text:p text:style-name="Text_20_body">ABA<text:line-break/>    American Bar Association<text:line-break/>    American Basketball Association<text:line-break/>    American Birding Association<text:line-break/>DSC<text:line-break/>    Digital Still Camera<text:line-break/>    Distinguished Service Cross<text:line-break/>    Dynamic Stability Control <text:line-break/>PVC<text:line-break/>    Permanent Virtual Circuit<text:line-break/>    Polyvinyl Chloride<text:line-break/>    Premature Ventricular Contraction<text:line-break/>TLC<text:line-break/>    The Learning Channel<text:line-break/>    Thin-Layer Chromatography<text:line-break/>    T-Boz, Lefteye, Chilli</text:p>
      <text:p text:style-name="Text_20_body">It is evident that <text:span text:style-name="T2">many acronyms can expand to very unrelated topics</text:span>. Discuss the various ways in which you can construct the expanded form.  <text:span text:style-name="T2">You may NOT assume that the full expansion is given elsewhere in the same document, but you should address this case also</text:span>.  Be specific:  It is not enough to state "I would use <text:span text:style-name="T2">word sense disambiguation (or tf-idf)</text:span>", or to employ a tool that does the work for you.  State any <text:span text:style-name="T1">reasonable</text:span> assumptions you make about data you have available (for example you may assume that you have access to a list of possible expansions such as the one at <text:a xlink:type="simple" xlink:href="https://en.wikipedia.org/wiki/Lists_of_acronyms" text:style-name="Internet_20_link" text:visited-style-name="Visited_20_Internet_20_Link">https://en.wikipedia.org/wiki/Lists_of_acronyms</text:a>).  Explain how you could use the various techniques and methods you've learned in the course to tackle this problem.</text:p>
      <text:p text:style-name="Standard"/>
      <text:p text:style-name="Standard"/>
      <text:p text:style-name="P1">* Named entity recog → find names and classify</text:p>
      <text:p text:style-name="P2">NER sequence of word tokens and predict entities from workd tokens</text:p>
      <text:p text:style-name="P3"/>
      <text:p text:style-name="P3"/>
      <text:p text:style-name="P3">Answer:</text:p>
      <text:p text:style-name="P4">The first step seems to be to identify the acronyms in the document. The question did not mention that this task was done so for purposes of answering I will assume we have not <text:s/>identified the acronyms that we wish to expand. </text:p>
      <text:p text:style-name="P4"/>
      <text:p text:style-name="P11"><text:soft-page-break/>Using some testing with the information extraction demo Jupyter notebook, I was able to enter in several sets of 3-letter acronyms with their associated expansions somewhere in a sentence. I understand that the full expansion is not guaranteed to be in the corpus under investigation. I also tested it without the associated expansions. <text:s/></text:p>
      <text:p text:style-name="P5"/>
      <text:p text:style-name="P11">Using NLTK, with named entity recognition and chunking, a few points were gleaned. First, NTLK often identified 3-letter acronyms as Organizations and proper nouns (NNP). This was true whether or not the associated extensions were included in the sentences. It seems that NLTK pulls these acronyms as named entities. I believe you could accomplish the same thing using chunking with regular expressions. </text:p>
      <text:p text:style-name="P5"/>
      <text:p text:style-name="P8"><text:span text:style-name="T3">The next step I would do if implementing this in code is to cycle through the text and make a list of all 3-letter capitalized identified as organizations and NNPs. Now we have a list or set of acronyms. However, it should be noted that a 3-letter acronym could refer to multiple things in different </text:span><text:span text:style-name="T8">contexts. </text:span><text:span text:style-name="T9">For instance, “CIA” can stand for “</text:span><text:span text:style-name="T5">Central Intelligence Agency” </text:span><text:span text:style-name="T6">and also </text:span><text:span text:style-name="T5"><text:s/>“</text:span><text:span text:style-name="T7">Culinary Institute of America.” </text:span><text:span text:style-name="T3">That must be addressed later. </text:span></text:p>
      <text:p text:style-name="P6"/>
      <text:p text:style-name="P12">The next step is harder to choose. It seems prudent to first narrow down the possibilities with regard to the acronyms. Otherwise the acronym “CIA” could easily stand for “Canned Irradiated Aardvarks.” I am fairly sure that group does not exist. The tools necessary to narrow the possibilities would be the URL given in the question, referring to Wikipedia’s list of acronyms, and a python module called “BeautifulSoup.” Using this module the Wikipedia site could be scraped for a list of tuples following this format: (&lt;acronym&gt;, &lt;expansion&gt;)</text:p>
      <text:p text:style-name="P7"/>
      <text:p text:style-name="P10">Here we can diverge with regard to tactics, <text:span text:style-name="T14">though I believe they can be used in sequence for greater accuracy</text:span>. </text:p>
      <text:p text:style-name="P10"/>
      <text:p text:style-name="P10"><text:span text:style-name="T13">The book for this course suggests that “</text:span><text:span text:style-name="T12">associating a phrase with an acronym, can be accomplished by a simple form of relational analysis</text:span><text:span text:style-name="T13">” without further clarification. Various forms of relation extraction could be applied here. We covered quite a few, rule-based, unsupervised, supervised. It would seem to me that if relation extraction were to be useful, the acronym and expansion would be very close together. It is good practice to list the expansion of an acronym the first time it is used. </text:span>Unfortunately the expansion of each of the acronyms is not <text:span text:style-name="T10">guaranteed. Otherwise the task would be relatively straight forward. Schwartz and Hearst (I believe she is famous in NLP circles) released a paper in 2003 – </text:span><text:span text:style-name="T11">A Simple Algorithm For Identifying Abbreviation Definitions in Biomedical Text</text:span><text:span text:style-name="T10"> – which outlined an algorithm for matching short form acronyms to long form expansions in biomedical texts with relatively high precision. I see no reason why this technique cannot be applied to non-medical acronyms. So there are various ways to approach this assuming we are first looking for expansions. <text:s/></text:span></text:p>
      <text:p text:style-name="P9"/>
      <text:p text:style-name="P9"><text:span text:style-name="T13">In writing the program, I would first search the corpus within some </text:span><text:span text:style-name="T11">n</text:span><text:span text:style-name="T10">-number of words of the acronym in question, perhaps 10 words, to see if a combination of three words matches the first letter of the acronym and that also matches one of the expansions pulled from Wikipedia. I believe that method would be fairly accurate assuming the expansion was proximal to the acronym.</text:span></text:p>
      <text:p text:style-name="P9"/>
      <text:p text:style-name="P13">If that block of code failed to produce an answer, we could move on to <text:span text:style-name="T13">the next technique. It seems that this is a similar task to the one we performed on project 5 with word sense disambiguation where we used the Lesk Algorithm and Wordnet similarity measures. This is not exactly the case though. In that project we had a single word we were attempting to classify. In this case there is an acronym we are attempting to classify. Without actually attempting to implement the code I cannot predict the success </text:span><text:soft-page-break/><text:span text:style-name="T13">of these techniques in this case. However, I believe you could take each potential expansion, use the Lesk algorithm and Wordnet similarity measures, calculate a percentage for each of the three words in the potential expansion, and come up with a confidence interval for judging the potential expansions. </text:span></text:p>
      <text:p text:style-name="P13"/>
      <text:p text:style-name="P20">As way of example, lets say the acronym under scrutiny is “CIA” and the three potential expansions are “Cairo International Airport,” “Central Intelligence Agency,” and “Culinary Institute of America” as <text:s/>pulled/scraped from the Wikipedia page. If the surrounding sentence mentions “Egypt” and “plane” then the referenced tools would hopefully return a higher confidence for “Cairo International Airport” over the other two potentials. </text:p>
      <text:p text:style-name="P14"/>
      <text:p text:style-name="P7"/>
      <text:p text:style-name="P7"><text:span text:style-name="T4"><text:s/></text:span><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1" table:style-name="Table1">
        <table:table-column table:style-name="Table1.A"/>
        <table:table-row>
          <table:table-cell table:style-name="Table1.A1" office:value-type="string">
            <text:section text:style-name="Sect1" text:name="z_g">
              <text:p text:style-name="Table_20_Contents"/>
              <text:section text:style-name="Sect1" text:name="tAtom86186627_88947825">
                <text:p text:style-name="Table_20_Contents"><text:bookmark text:name="d2l_1_142_293"/><draw:frame draw:style-name="fr1" draw:name="Image1" text:anchor-type="as-char" svg:width="0.0161in" svg:height="0.0161in" draw:z-index="0"><draw:image xlink:href="Pictures/1000020000000001000000015F87F69F6B81DF4F.gif" xlink:type="simple" xlink:show="embed" xlink:actuate="onLoad" loext:mime-type="image/gif"/></draw:frame><text:bookmark text:name="d2l_1_144_260"/><draw:frame draw:style-name="fr1" draw:name="Image2" text:anchor-type="as-char" svg:width="0.0161in" svg:height="0.0161in" draw:z-index="1"><draw:image xlink:href="Pictures/1000020000000001000000015F87F69F6B81DF4F.gif" xlink:type="simple" xlink:show="embed" xlink:actuate="onLoad" loext:mime-type="image/gif"/></draw:frame><text:bookmark text:name="d2l_1_146_397"/><draw:frame draw:style-name="fr1" draw:name="Image3" text:anchor-type="as-char" svg:width="0.0161in" svg:height="0.0161in" draw:z-index="2"><draw:image xlink:href="Pictures/1000020000000001000000015F87F69F6B81DF4F.gif" xlink:type="simple" xlink:show="embed" xlink:actuate="onLoad" loext:mime-type="image/gif"/></draw:frame><text:bookmark text:name="d2l_1_148_462"/><draw:frame draw:style-name="fr1" draw:name="Image4" text:anchor-type="as-char" svg:width="0.0161in" svg:height="0.0161in" draw:z-index="3"><draw:image xlink:href="Pictures/1000020000000001000000015F87F69F6B81DF4F.gif" xlink:type="simple" xlink:show="embed" xlink:actuate="onLoad" loext:mime-type="image/gif"/></draw:frame><text:bookmark text:name="d2l_1_150_537"/><draw:frame draw:style-name="fr1" draw:name="Image5" text:anchor-type="as-char" svg:width="0.0161in" svg:height="0.0161in" draw:z-index="4"><draw:image xlink:href="Pictures/1000020000000001000000015F87F69F6B81DF4F.gif" xlink:type="simple" xlink:show="embed" xlink:actuate="onLoad" loext:mime-type="image/gif"/></draw:frame></text:p>
                <text:p text:style-name="Table_20_Contents"><draw:frame draw:style-name="fr1" draw:name="Image6" text:anchor-type="as-char" svg:width="0.198in" svg:height="0.198in" draw:z-index="5"><draw:image xlink:href="Pictures/100001A5000001F7000001F7320E35826B990D15.svg" xlink:type="simple" xlink:show="embed" xlink:actuate="onLoad" loext:mime-type="image/svg+xml"/><draw:image xlink:href="Pictures/100002010000001300000013D2005D5C5EDF415D.png" xlink:type="simple" xlink:show="embed" xlink:actuate="onLoad" loext:mime-type="image/png"/></draw:frame></text:p>
              </text:section>
            </text:section>
          </table:table-cell>
        </table:table-row>
      </table:table>
      <text:h text:style-name="Heading_20_2" text:outline-level="2"><text:bookmark text:name="q431151740"/><text:bookmark text:name="z_h"/><text:span text:style-name="Strong_20_Emphasis">Question 2</text:span> (50 points)</text:h>
      <text:p text:style-name="Text_20_body"> </text:p>
      <text:p text:style-name="P19">This is a question in the area of <text:span text:style-name="Strong_20_Emphasis">question answering</text:span>.</text:p>
      <text:p text:style-name="P19">As we covered in the course, one of the first steps in the question answering process is answer type classification or detection.  Whereas certain factoid questions with interrogatories such as <text:span text:style-name="Emphasis">where</text:span> and <text:span text:style-name="Emphasis">when</text:span> can be easy to map to a named entity type (LOCATION and TIME respectively in this case), the <text:span text:style-name="Strong_20_Emphasis"><text:span text:style-name="Emphasis"><text:span text:style-name="T2">what</text:span></text:span></text:span><text:span text:style-name="Strong_20_Emphasis"><text:span text:style-name="T2"> </text:span></text:span><text:span text:style-name="T2">interrogatory poses some challenges, as it may not map to a single (or even just a few) named entity types. </text:span> Furthermore, the answer types of some questions may overlap named entities having types than what is being sought, or may have multiple named entity types from which the answer must be chosen.  Some example <text:span text:style-name="Emphasis">what</text:span> questions with (answers in parentheses) are shown below:</text:p>
      <text:p text:style-name="P19">PERSON<text:line-break/>    What's his opponent's name? (Bernie Sanders)<text:line-break/>    What quarterback was targeted for injury by the Saints? (Bret Favre)<text:line-break/>    What actor portrayed Brandon Walsh? (Jason Priestley)<text:line-break/>    What other movies has he been involved with? (John Wick)* movie title possibly identified as PERSON</text:p>
      <text:p text:style-name="P19">ORGANIZATION<text:line-break/>    What does EU stand for? (European Union)<text:line-break/>    What was the company called? (Microsoft)<text:line-break/>    What newspaper wrote a piece about her? (New York Times)<text:line-break/>    What team signed Messi for $30M? (Barcelona)* may be misidentified as LOCATION</text:p>
      <text:p text:style-name="P19">LOCATION (includes COUNTRY, STATE_OR_PROVINCE, CITY, and LOCATION)<text:line-break/>    What country is Branson moving to? (Spain)<text:line-break/>    What is the name of that state? (Michigan)<text:line-break/>    What district did he live in? (Panjwai)<text:line-break/>    What is his job? (Governor of California)* TITLE and LOCATION entity types</text:p>
      <text:p text:style-name="P19">TIME (includes DATE, DURATION, and TIME)<text:line-break/>    What year was his arrest? (1992)<text:line-break/>    What days were they not open? (Sunday and Monday)<text:line-break/>    What time of day did she normally walk? (evening)<text:line-break/>    What was his favorite movie? (1941 or 1984)* movie titles identified as TIME (DATE)<text:line-break/><text:line-break/>QUANTITY (includes MONEY, NUMBER, ORDINAL, PERCENT)<text:line-break/>    What is India's population (1,387,297,452)<text:line-break/><text:soft-page-break/>    What place did Tiger Woods finish in? (3rd)<text:line-break/>    What day did the jury end deliberations? (first)<text:line-break/>    What model Boeing did Anita fly? -&gt; (757)* aircraft model, identified as NUMBER</text:p>
      <text:p text:style-name="P19">Discuss some techniques covered in the course that you could use in classifying the answer type for <text:span text:style-name="Emphasis">what</text:span> questions, and how you would so so.  Don't overly focus on above examples (use them as seeds for thought).  Be specific, and don't simply apply a tool to this task. State your assumptions.</text:p>
      <text:p text:style-name="Standard"/>
      <text:p text:style-name="Standard"/>
      <text:p text:style-name="Standard"/>
      <text:p text:style-name="P22"><text:span text:style-name="T19">There are two overarching paradigms for question answering. Information Retrieval, which relies on vast amounts of textual data, and Knowledge Based answering, which uses logical representations to build a base of knowledge. Although some use a hybrid.</text:span></text:p>
      <text:p text:style-name="P22"/>
      <text:p text:style-name="P23"><text:span text:style-name="T19">With regard to Information Retrieval, i</text:span>t seems from the reading that there are three phases to information extraction. Processing the question to derived a meaningful query to utilize, pulling passages from documents that have a good probability of having the answer, and actual extraction of a meaningful answer from the passages retrieved.</text:p>
      <text:p text:style-name="P23"/>
      <text:p text:style-name="P24"><text:span text:style-name="T20">So the first step here is to reformulate the “What” question to be a meaningful query. If any other useful information, like the question type, focus, and type of answer required can be derived from the question then it should be done at this stage. It seems that a “What” question must be well-formed to expect any type of meaningful answer. A well-formed question should have within it enough information for the person answering to give a single definitive answer. In that regard, Named Entity Recognition would be useful for extracting out the people, organizations, locations, etc. By using this tactic, you can derive further information that will narrow the amount of text needing to be processed. The book notes that many question classifiers rely on hand-labeled datasets and supervised learning. Further, the book notes that often there is a “headword” that provides extra information with regard to what type of answer is being sought. </text:span></text:p>
      <text:p text:style-name="P24"/>
      <text:p text:style-name="P25"><text:span text:style-name="T21">Document retrieval would be the next step. Using the reformulated “What” question we can move on to passage retrieval. Using various features like number of named entities and overlapping n-grams between the passage and question we can filter the number of documents and passages needing to be scanned. </text:span></text:p>
      <text:p text:style-name="P25"/>
      <text:p text:style-name="P25"/>
      <text:p text:style-name="P25"><text:span text:style-name="T22">Extracting the answer from <text:s text:c="3"/></text:span><text:s/></text:p>
      <text:p text:style-name="P21"><text:span text:style-name="T18"><text:s/></text:span></text:p>
      <text:p text:style-name="P21"/>
      <text:p text:style-name="P21"/>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5"><text:span text:style-name="T15">Question answering uses named entity extraction. </text:span>information retrieval based QA is the finding of short text segments that contain the answer to the question</text:p>
      <text:p text:style-name="P16">Three main stages: question processing, candidate document passage retrieval, answer extraction.</text:p>
      <text:p text:style-name="P16"/>
      <text:p text:style-name="P16">Extract the query, also answer type, focus and question type </text:p>
      <text:p text:style-name="P16"/>
      <text:p text:style-name="P16"/>
      <text:p text:style-name="Standard">Knowing the answer type helps to restrict the sentences in the document collection that must be evaluated as answer candidates. So<text:span text:style-name="T16"> the first stage is to reduce the scope of the corpuses to investigated based on the answeer type etx. </text:span></text:p>
      <text:p text:style-name="Standard">The IR query from the question processing stage is sent to an IR engine to retrieve relevant documents</text:p>
      <text:p text:style-name="Standard"/>
      <text:p text:style-name="Standard">The simplest baseline form of passage retrieval is to simply pass every passage to the answer extraction stage More sophisticated variants filter passages by extracting named entities or classifying answer types, and discarding passages that don’t contain the answer type of the question It is also possible to use supervised learning to fully rank the remaining passages, using features.</text:p>
      <text:p text:style-name="Standard"/>
      <text:p text:style-name="P17">Passage ranking can use the number of named entities, question keywords in passage, n-gram overlap between question and answer.</text:p>
      <text:p text:style-name="P17"/>
      <text:p text:style-name="P18"><text:span text:style-name="T17">The final stage is to extract an exact answer. Span labeling is commonly used for this </text:span>n the below examples, underlined named entities are extracted “Who is the prime minister of India?” (looking for PERSON) Manmohan Singh, Prime Minister of India, had told left leaders that the deal would not be renegotiated. “How tall is Mt. Everest?” (looking for DISTANCE-QUANTITY) 18 The official height of Mount Everest is 29,029 feet</text:p>
      <text:p text:style-name="P18"/>
      <text:p text:style-name="P18"><text:span text:style-name="T17">Non-named entity type questions. </text:span>The answers to many questions, such as DEFINITION questions, don’t tend to be of a particular named entity type For this reason more sophisticated algorithms, generally based on supervised learning, are used in answer extraction Modern versions of these algorithms generally come in two forms Feature-based Neural-based</text:p>
      <text:p text:style-name="P18"/>
      <text:p text:style-name="P18"/>
      <text:p text:style-name="P18"/>
      <text:p text:style-name="Standard">Supervised learning approaches to answer extraction train classifiers to decide if a span or a sentence contains an answer One obviously helpful feature is the answer type (used in the baseline algorithm) Hand-written regular expression patterns are also useful, such as sample patterns for definition questions, like the ones below: </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4T18:37:50.827081872</meta:creation-date>
    <meta:generator>LibreOffice/6.3.5.2$Linux_X86_64 LibreOffice_project/30$Build-2</meta:generator>
    <dc:date>2020-04-27T10:36:41.757254427</dc:date>
    <meta:editing-duration>PT1H6M42S</meta:editing-duration>
    <meta:editing-cycles>8</meta:editing-cycles>
    <meta:document-statistic meta:table-count="1" meta:image-count="6" meta:object-count="0" meta:page-count="7" meta:paragraph-count="45" meta:word-count="2077" meta:character-count="13123" meta:non-whitespace-character-count="10912"/>
  </office:meta>
</office:document-meta>
</file>